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officeooo:paragraph-rsid="00242103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9d199" officeooo:paragraph-rsid="0029d199" style:font-name-asian="Liberation Mono" style:font-size-asian="22pt" style:font-name-complex="Liberation Mono" style:font-size-complex="22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9d199" officeooo:paragraph-rsid="002bc337" style:font-name-asian="Liberation Mono" style:font-size-asian="22pt" style:font-name-complex="Liberation Mono" style:font-size-complex="22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bc337" officeooo:paragraph-rsid="002bc337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42103" style:font-name-asian="Liberation Mono" style:font-size-asian="19.25pt" style:font-name-complex="Liberation Mono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81234" officeooo:paragraph-rsid="00281234" style:font-name-asian="Liberation Mono" style:font-size-asian="16pt" style:font-name-complex="Liberation Mono" style:font-size-complex="16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6b169" officeooo:paragraph-rsid="00242103" style:font-name-asian="Liberation Mono" style:font-size-asian="16pt" style:font-name-complex="Liberation Mono" style:font-size-complex="16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9d199" officeooo:paragraph-rsid="0029d199" style:font-name-asian="Liberation Mono" style:font-size-asian="16pt" style:font-name-complex="Liberation Mono" style:font-size-complex="16pt"/>
    </style:style>
    <style:style style:name="P12" style:family="paragraph" style:parent-style-name="Preformatted_20_Text">
      <style:text-properties fo:font-size="22pt" officeooo:rsid="0029d199" officeooo:paragraph-rsid="0029d199" style:font-size-asian="19.25pt" style:font-size-complex="22pt"/>
    </style:style>
    <style:style style:name="P13" style:family="paragraph" style:parent-style-name="Preformatted_20_Text">
      <style:text-properties fo:font-size="22pt" officeooo:rsid="0029d199" officeooo:paragraph-rsid="0029d199" style:font-size-asian="22pt" style:font-size-complex="22pt"/>
    </style:style>
    <style:style style:name="P14" style:family="paragraph" style:parent-style-name="Preformatted_20_Text">
      <style:text-properties fo:font-size="16pt" officeooo:rsid="002bc337" officeooo:paragraph-rsid="002bc337" style:font-size-asian="16pt" style:font-size-complex="16pt"/>
    </style:style>
    <style:style style:name="P15" style:family="paragraph" style:parent-style-name="Preformatted_20_Text">
      <style:text-properties officeooo:paragraph-rsid="0029d199"/>
    </style:style>
    <style:style style:name="P16" style:family="paragraph" style:parent-style-name="Preformatted_20_Text">
      <style:text-properties fo:font-size="20pt" officeooo:rsid="002bc337" officeooo:paragraph-rsid="002bc337" style:font-size-asian="20pt" style:font-size-complex="20pt"/>
    </style:style>
    <style:style style:name="T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officeooo:rsid="002bc337" style:font-name-asian="Liberation Mono" style:font-name-complex="Liberation Mono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size-asian="22pt" style:font-name-complex="Liberation Mono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42103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81234" style:font-name-asian="Liberation Mono" style:font-size-asian="22pt" style:font-name-complex="Liberation Mono" style:font-size-complex="22pt"/>
    </style:style>
    <style:style style:name="T8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9d199" style:font-name-asian="Liberation Mono" style:font-size-asian="22pt" style:font-name-complex="Liberation Mono" style:font-size-complex="22pt"/>
    </style:style>
    <style:style style:name="T9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bc337" style:font-name-asian="Liberation Mono" style:font-size-asian="22pt" style:font-name-complex="Liberation Mono" style:font-size-complex="22pt"/>
    </style:style>
    <style:style style:name="T10" style:family="text">
      <style:text-properties fo:font-variant="normal" fo:text-transform="none" fo:color="#212121" loext:opacity="100%" style:font-name="Roboto Mono" fo:font-size="11pt" fo:letter-spacing="normal" fo:font-style="normal" fo:font-weight="normal" style:font-name-asian="Liberation Mono" style:font-size-asian="11pt" style:font-name-complex="Liberation Mono" style:font-size-complex="11pt"/>
    </style:style>
    <style:style style:name="T11" style:family="text">
      <style:text-properties fo:font-size="36pt" officeooo:rsid="0017fe9d" style:font-size-asian="36pt" style:font-size-complex="36pt"/>
    </style:style>
    <style:style style:name="T12" style:family="text">
      <style:text-properties fo:font-size="36pt" officeooo:rsid="00228101" style:font-size-asian="36pt" style:font-size-complex="36pt"/>
    </style:style>
    <style:style style:name="T13" style:family="text">
      <style:text-properties fo:font-size="36pt" officeooo:rsid="00281234" style:font-size-asian="36pt" style:font-size-complex="36pt"/>
    </style:style>
    <style:style style:name="T14" style:family="text">
      <style:text-properties fo:font-size="36pt" officeooo:rsid="0029d199" style:font-size-asian="36pt" style:font-size-complex="36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officeooo:rsid="0017fe9d" style:font-size-asian="22pt" style:font-size-complex="22pt"/>
    </style:style>
    <style:style style:name="T17" style:family="text">
      <style:text-properties fo:font-size="22pt" officeooo:rsid="0029d199" style:font-size-asian="22pt" style:font-size-complex="22pt"/>
    </style:style>
    <style:style style:name="T18" style:family="text">
      <style:text-properties fo:font-size="28pt" officeooo:rsid="0029d199" style:font-size-asian="28pt" style:font-size-complex="2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officeooo:rsid="002bc337" style:font-size-asian="18pt" style:font-size-complex="18pt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2bc337" style:font-size-asian="11pt" style:font-size-complex="11pt"/>
    </style:style>
    <style:style style:name="T23" style:family="text">
      <style:text-properties officeooo:rsid="002bc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0</text:span><text:span text:style-name="T14">7</text:span><text:span text:style-name="T13"> - </text:span><text:span text:style-name="T14">Ruthie</text:span><text:span text:style-name="T12"> – </text:span><text:span text:style-name="T18">Phenomenal Woman</text:span></text:p>
      <text:p text:style-name="P2"><text:span text:style-name="T16">Original key: </text:span><text:span text:style-name="T17">C</text:span><text:span text:style-name="T16"> <text:s text:c="3"/>Us: Same</text:span></text:p>
      <text:p text:style-name="P3"/>
      <text:p text:style-name="P4"><text:span text:style-name="T6">Intro </text:span><text:span text:style-name="T7">epiano <text:s text:c="2"/></text:span><text:span text:style-name="T8">¾ time</text:span></text:p>
      <text:p text:style-name="P8">[Verse]</text:p>
      <text:p text:style-name="P12"><text:span text:style-name="T3">C | G/B | Bb | F </text:span><text:span text:style-name="T4">[2x]</text:span></text:p>
      <text:p text:style-name="P13"><text:span text:style-name="T1">C | G | Emaj | F | F | F </text:span></text:p>
      <text:p text:style-name="P13"><text:span text:style-name="T1">C | F | C | dm | em | Bb | G</text:span><text:span text:style-name="T10"> "reach of my arms"</text:span></text:p>
      <text:p text:style-name="P9"/>
      <text:p text:style-name="P8">[Chorus]</text:p>
      <text:p text:style-name="P13"><text:span text:style-name="T1">C | C | G/B | G/B | am | am | F | F</text:span></text:p>
      <text:p text:style-name="P13"><text:span text:style-name="T1">dm | dm | C/G | G | C | C | G | G</text:span></text:p>
      <text:p text:style-name="P10"/>
      <text:p text:style-name="P15"><text:span text:style-name="T8">Verse, Choru</text:span><text:span text:style-name="T9">s</text:span></text:p>
      <text:p text:style-name="P16"><text:span text:style-name="T1">New: Eb | C | Eb | C | Bb | F | dm | G</text:span></text:p>
      <text:p text:style-name="P14"><text:span text:style-name="T1">"arch of my back"</text:span></text:p>
      <text:p text:style-name="P5"/>
      <text:p text:style-name="P11"><text:span text:style-name="T15">[Bridge] </text:span>key change</text:p>
      <text:p text:style-name="P5">D | D | A | A | bm | bm | C | C</text:p>
      <text:p text:style-name="P5">[Verse]<text:span text:style-name="T19"> new key</text:span></text:p>
      <text:p text:style-name="P5">D | A/C# | C | G<text:span text:style-name="T19"> [2x]</text:span></text:p>
      <text:p text:style-name="P5">D | A | F# | G | G | G </text:p>
      <text:p text:style-name="P6">em | D | em | D | em | D/F#<text:span text:style-name="T21"> </text:span><text:span text:style-name="T22">"click of my heels"</text:span></text:p>
      <text:p text:style-name="P6">C | A | A | A | A <text:s/><text:span text:style-name="T23">[</text:span><text:span text:style-name="T20">New chords!!]</text:span></text:p>
      <text:p text:style-name="P7">[Chorus]<text:span text:style-name="T19"> new key</text:span></text:p>
      <text:p text:style-name="P7"><text:span text:style-name="T19">D | D | A/C# | A/C# | bm | bm | G | G</text:span></text:p>
      <text:p text:style-name="P7"><text:span text:style-name="T19">em | em | D/A | A |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5-24T22:44:43.506461352</dc:date>
    <meta:editing-duration>PT2H39M52S</meta:editing-duration>
    <meta:editing-cycles>31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23" meta:word-count="196" meta:character-count="584" meta:non-whitespace-character-count="401"/>
  </office:meta>
</office:document-meta>
</file>